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number-columns-repeated="5"/>
          <table:table-cell office:value-type="string" calcext:value-type="string">
            <text:p>0X95de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8ec1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4d558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4d598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89a6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f547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58ed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65e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58e45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56e58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3699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4e8a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54d5d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da14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f365f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8ec1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154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656e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ec14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aa8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de147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e5c1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1c4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c1e7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ca17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cada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e12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cd47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5de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88e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ce89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47E5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8E2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83D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21A23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01A54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687A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69AA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4d558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69AA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f547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4e8a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1c4a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ec14e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aa8c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965e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Xa154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0:28:39.775034765</meta:creation-date>
    <dc:date>2017-02-09T10:43:46.767673863</dc:date>
    <meta:editing-duration>P0D</meta:editing-duration>
    <meta:editing-cycles>1</meta:editing-cycles>
    <meta:document-statistic meta:table-count="1" meta:cell-count="47" meta:object-count="0"/>
    <meta:generator>LibreOffice/4.2.4.2$Linux_x86 LibreOffice_project/420m0$Build-2</meta:generator>
  </office:meta>
</office:document-meta>
</file>